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10000014890295ED130F23F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5cm" fo:min-width="2.93cm"/>
    </style:style>
    <style:style style:name="gr2" style:family="graphic" style:parent-style-name="standard">
      <style:graphic-properties draw:textarea-horizontal-align="justify" draw:textarea-vertical-align="middle" draw:auto-grow-height="false" fo:min-height="0.64cm" fo:min-width="0.644cm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4.101cm" fo:min-width="2.675cm"/>
    </style:style>
    <style:style style:name="gr4" style:family="graphic" style:parent-style-name="standard">
      <style:graphic-properties draw:fill-color="#f8aa97" draw:textarea-horizontal-align="justify" draw:textarea-vertical-align="middle" draw:auto-grow-height="false" fo:min-height="1.719cm" fo:min-width="1.7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974cm" fo:min-width="0.008cm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1.278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f8aa97"/>
      <style:paragraph-properties fo:text-align="center"/>
    </style:style>
    <style:style style:name="P4" style:family="paragraph"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175cm" svg:x="2.524cm" svg:y="4.556cm"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032cm" svg:height="1.778cm" svg:x="6.715cm" svg:y="5.19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51.939291736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429cm" svg:height="4.699cm" svg:x="9.255cm" svg:y="3.667cm">
          <text:p text:style-name="P1">Rules / </text:p>
          <text:p text:style-name="P1">Cod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4.445cm" svg:height="3.937cm" svg:x="15.859cm" svg:y="4.302cm">
          <text:p text:style-name="P1">Answer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5" draw:layer="layout" svg:width="9.265cm" svg:height="0.988cm" svg:x="6.975cm" svg:y="2.016cm">
          <draw:text-box>
            <text:p text:style-name="P4"><text:span text:style-name="T1">Traditional Programming</text:span></text:p>
          </draw:text-box>
        </draw:frame>
        <draw:frame draw:style-name="gr6" draw:text-style-name="P1" draw:layer="layout" svg:width="4.609cm" svg:height="4.709cm" svg:x="8.837cm" svg:y="10.652cm">
          <draw:image xlink:href="Pictures/10000201000001410000014890295ED130F23FAF.png" xlink:type="simple" xlink:show="embed" xlink:actuate="onLoad">
            <text:p/>
          </draw:image>
        </draw:frame>
        <draw:custom-shape draw:style-name="gr7" draw:text-style-name="P1" draw:layer="layout" svg:width="1.016cm" svg:height="1.397cm" svg:x="10.144cm" svg:y="8.74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2.032cm" svg:height="1.016cm" svg:x="13.065cm" svg:y="5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5T15:29:49.758321709</meta:creation-date>
    <dc:date>2020-06-15T15:43:21.640300956</dc:date>
    <meta:editing-duration>PT3M21S</meta:editing-duration>
    <meta:editing-cycles>2</meta:editing-cycles>
    <meta:generator>LibreOffice/6.0.7.3$Linux_X86_64 LibreOffice_project/00m0$Build-3</meta:generator>
    <meta:document-statistic meta:object-count="8"/>
  </office:meta>
</office:document-meta>
</file>